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Bitstream Charter" svg:font-family="'Bitstream Charter'" style:font-pitch="variable"/>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face style:name="Tahoma1" svg:font-family="Tahoma, Lucidasans, 'Lucida Sans', 'Arial Unicode MS'" style:font-pitch="variable"/>
    <style:font-face style:name="Times" svg:font-family="Times"/>
    <style:font-face style:name="Times1" svg:font-family="Times" style:font-family-generic="roman" style:font-pitch="variable"/>
  </office:font-face-decls>
  <office:automatic-styles>
    <style:style style:name="P1" style:family="paragraph" style:parent-style-name="Header">
      <style:text-properties fo:font-weight="bold" style:font-weight-asian="bold" style:font-weight-complex="bold"/>
    </style:style>
    <style:style style:name="P2" style:family="paragraph" style:parent-style-name="Standard" style:list-style-name="L1" style:master-page-name="">
      <loext:graphic-properties draw:fill="none"/>
      <style:paragraph-properties fo:margin-left="0cm" fo:margin-right="0cm" fo:text-indent="0cm" style:auto-text-indent="false" style:page-number="auto" fo:background-color="transparent"/>
      <style:text-properties officeooo:paragraph-rsid="0020e7b7"/>
    </style:style>
    <style:style style:name="P3" style:family="paragraph" style:parent-style-name="Standard" style:list-style-name="L1">
      <loext:graphic-properties draw:fill="none"/>
      <style:paragraph-properties fo:margin-left="0cm" fo:margin-right="0cm" fo:text-indent="0cm" style:auto-text-indent="false" fo:background-color="transparent"/>
      <style:text-properties officeooo:paragraph-rsid="0020e7b7"/>
    </style:style>
    <style:style style:name="T1" style:family="text">
      <style:text-properties style:font-name="Bitstream Charter"/>
    </style:style>
    <style:style style:name="T2" style:family="text">
      <style:text-properties officeooo:rsid="001e998c"/>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space"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Ingredients</text:h>
      <text:p text:style-name="Standard">1 small sweet potato, sliced length ways</text:p>
      <text:p text:style-name="Standard">1 large turnip, sliced length ways</text:p>
      <text:p text:style-name="Standard">1 large carrot, sliced length ways</text:p>
      <text:p text:style-name="Standard">1 large onion, sliced</text:p>
      <text:p text:style-name="Standard">1 red capsicum, quartered</text:p>
      <text:p text:style-name="Standard"/>
      <text:p text:style-name="Standard">coarse cooking salt</text:p>
      <text:p text:style-name="Standard">cooking-oil spray</text:p>
      <text:p text:style-name="Standard"/>
      <text:h text:style-name="Heading_20_2" text:outline-level="2">Method</text:h>
      <text:list xml:id="list3356187913" text:style-name="L1">
        <text:list-item>
          <text:p text:style-name="P2">Cut vegetables into slices. </text:p>
        </text:list-item>
        <text:list-item>
          <text:p text:style-name="P3">Cut capsicum into 2cm strips. </text:p>
        </text:list-item>
        <text:list-item>
          <text:p text:style-name="P3">Coat vegetables with cooking-oil spray. </text:p>
        </text:list-item>
        <text:list-item>
          <text:p text:style-name="P3">Add vegetables to heated barbecue; cook until tender and browned on both sides.</text:p>
        </text:list-item>
        <text:list-item>
          <text:p text:style-name="P3">Drizzle vegetables with dressing while warm.</text:p>
        </text:list-item>
      </text:list>
      <text:h text:style-name="Heading_20_2" text:outline-level="2">Dressing</text:h>
      <text:p text:style-name="Standard">2 tablespoons lemon juice</text:p>
      <text:p text:style-name="Standard">2 teaspoons olive oil</text:p>
      <text:p text:style-name="Standard">¼ teaspoon sugar</text:p>
      <text:p text:style-name="Standard">2 teaspoons drained green peppercorns, crushed</text:p>
      <text:p text:style-name="Standard">1 tablespoon drained small capers</text:p>
      <text:p text:style-name="Standard">1 clove garlic, crushed</text:p>
      <text:p text:style-name="Standard">Combine all ingredients in jar; shake well.</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Bitstream Charter" svg:font-family="'Bitstream Charter'" style:font-pitch="variable"/>
    <style:font-face style:name="Bitstream Vera Sans" svg:font-family="'Bitstream Vera Sans'" style:font-pitch="variable"/>
    <style:font-face style:name="HG Mincho Light J" svg:font-family="'HG Mincho Light J', 'MS Mincho', 'HG Mincho J', 'HG Mincho L', 'HG Mincho', Mincho, 'MS PMincho', 'HG Mincho Light J', 'MS Gothic', 'HG Gothic J', 'HG Gothic B', 'HG Gothic', Gothic, 'MS PGothic', 'Andale Sans UI', 'Arial Unicode MS', 'Lucida Sans Unicode', Tahoma" style:font-pitch="variable"/>
    <style:font-face style:name="Tahoma" svg:font-family="Tahoma, Lucidasans, 'Lucida Sans', 'Arial Unicode MS'"/>
    <style:font-face style:name="Tahoma1" svg:font-family="Tahoma, Lucidasans, 'Lucida Sans', 'Arial Unicode MS'" style:font-pitch="variable"/>
    <style:font-face style:name="Times" svg:font-family="Times"/>
    <style:font-face style:name="Times1" svg:font-family="Times" style:font-family-generic="roman" style:font-pitch="variable"/>
  </office:font-face-decls>
  <office:styles>
    <style:default-style style:family="graphic">
      <style:graphic-properties svg:stroke-color="#3465a4" draw:fill-color="#729fcf" fo:wrap-option="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loext:opacity="0%" style:font-name="Times" fo:font-size="12pt" fo:language="en" fo:country="AU" style:font-name-asian="Bitstream Vera Sans" style:font-size-asian="12pt" style:language-asian="none" style:country-asian="none" style:font-name-complex="Tahoma1"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cm" style:writing-mode="page"/>
      <style:text-properties style:use-window-font-color="true" loext:opacity="0%" style:font-name="Times" fo:font-size="12pt" fo:language="en" fo:country="AU" style:font-name-asian="Bitstream Vera Sans" style:font-size-asian="12pt" style:language-asian="none" style:country-asian="none" style:font-name-complex="Tahoma1" style:font-size-complex="12pt" style:language-complex="none" style:country-complex="none" fo:hyphenate="false" fo:hyphenation-remain-char-count="2" fo:hyphenation-push-char-count="2" loext:hyphenation-no-caps="false"/>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contextual-spacing="fals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Times" fo:font-family="Times" fo:font-size="14pt" style:font-name-asian="HG Mincho Light J" style:font-family-asian="'HG Mincho Light J', 'MS Mincho', 'HG Mincho J', 'HG Mincho L', 'HG Mincho', Mincho, 'MS PMincho', 'HG Mincho Light J', 'MS Gothic', 'HG Gothic J', 'HG Gothic B', 'HG Gothic', Gothic, 'MS PGothic', 'Andale Sans UI', 'Arial Unicode MS', 'Lucida Sans Unicode', Tahoma" style:font-pitch-asian="variable" style:font-size-asian="14pt" style:font-name-complex="Tahoma1" style:font-family-complex="Tahoma, Lucidasans, 'Lucida Sans', 'Arial Unicode MS'" style:font-pitch-complex="variable" style:font-size-complex="14pt"/>
    </style:style>
    <style:style style:name="List" style:family="paragraph" style:parent-style-name="Text_20_body" style:class="list">
      <style:text-properties style:font-name="Times" fo:font-family="Times" style:font-name-complex="Tahoma" style:font-family-complex="Tahoma, Lucidasans, 'Lucida Sans', 'Arial Unicode M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Caption" style:family="paragraph" style:parent-style-name="Standard" style:class="extra">
      <style:paragraph-properties fo:margin-top="0.212cm" fo:margin-bottom="0.212cm" style:contextual-spacing="false" text:number-lines="false" text:line-number="0"/>
      <style:text-properties style:font-name="Times" fo:font-family="Times" fo:font-size="10pt" fo:font-style="italic" style:font-size-asian="10pt" style:font-style-asian="italic" style:font-name-complex="Tahoma" style:font-family-complex="Tahoma, Lucidasans, 'Lucida Sans', 'Arial Unicode MS'" style:font-size-complex="10pt" style:font-style-complex="italic"/>
    </style:style>
    <style:style style:name="Index" style:family="paragraph" style:parent-style-name="Standard" style:class="index">
      <style:paragraph-properties text:number-lines="false" text:line-number="0"/>
      <style:text-properties style:font-name="Times" fo:font-family="Times" style:font-name-complex="Tahoma" style:font-family-complex="Tahoma, Lucidasans, 'Lucida Sans', 'Arial Unicode M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2pt" fo:font-weight="bold" style:font-size-asian="12pt" style:font-weight-asian="bold" style:font-size-complex="12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Footnote_20_Symbol" style:display-name="Footnote Symbol" style:family="text"/>
    <style:style style:name="Endnote_20_Symbol" style:display-name="Endnote Symbol"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Numbering_20_Symbols" style:display-name="Numbering Symbols" style:family="text"/>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outline-level-style>
      <text:outline-level-style text:level="8" loext:num-list-format="%8%" style:num-format="">
        <style:list-level-properties/>
      </text:outline-level-style>
      <text:outline-level-style text:level="9" loext:num-list-format="%9%" style:num-format="">
        <style:list-level-properties/>
      </text:outline-level-style>
      <text:outline-level-style text:level="10" loext:num-list-format="%10%" style:num-format="">
        <style:list-level-properties/>
      </text:outline-level-style>
    </text:outline-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none"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Barbecued Vegetable Salad</text:p>
      </style:header>
    </style:master-page>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1.1$Linux_X86_64 LibreOffice_project/30$Build-1</meta:generator>
    <meta:initial-creator>Frank Jung</meta:initial-creator>
    <meta:creation-date>2005-02-14T18:17:35</meta:creation-date>
    <dc:creator>Frank H</dc:creator>
    <dc:date>2022-02-18T23:14:09.820578005</dc:date>
    <dc:language>en-AU</dc:language>
    <meta:editing-cycles>11</meta:editing-cycles>
    <meta:editing-duration>PT26M27S</meta:editing-duration>
    <meta:document-statistic meta:table-count="0" meta:image-count="0" meta:object-count="0" meta:page-count="1" meta:paragraph-count="23" meta:word-count="109" meta:character-count="678" meta:non-whitespace-character-count="594"/>
    <meta:user-defined meta:name="Info 1"/>
    <meta:user-defined meta:name="Info 2"/>
    <meta:user-defined meta:name="Info 3"/>
    <meta:user-defined meta:name="Info 4"/>
  </office:meta>
</office:document-meta>
</file>